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6D00000427D23363FDE1E874C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ff0000" draw:marker-end="Arrow" draw:marker-end-width="0.3cm" draw:fill="solid" draw:textarea-vertical-align="middl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svg:stroke-color="#ff0000" draw:fill="none" draw:textarea-horizontal-align="justify" draw:textarea-vertical-align="middle" draw:auto-grow-height="false" fo:min-height="0.559cm" fo:min-width="0.309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text-properties fo:color="#ff0000"/>
    </style:style>
    <style:style style:name="P4" style:family="paragraph">
      <loext:graphic-properties draw:fill="none" draw:fill-color="#ffffff"/>
      <style:text-properties fo:color="#ff0000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4.991cm" svg:x="1cm" svg:y="6.474cm">
          <draw:image xlink:href="Pictures/100002010000056D00000427D23363FDE1E874C1.png" xlink:type="simple" xlink:show="embed" xlink:actuate="onLoad" loext:mime-type="image/png">
            <text:p/>
          </draw:image>
        </draw:frame>
        <draw:line draw:style-name="gr2" draw:text-style-name="P2" draw:layer="layout" svg:x1="11.033cm" svg:y1="10.906cm" svg:x2="13.192cm" svg:y2="9.89cm">
          <text:p/>
        </draw:line>
        <draw:frame draw:style-name="gr3" draw:text-style-name="P4" draw:layer="layout" svg:width="2.966cm" svg:height="0.962cm" svg:x="8.067cm" svg:y="10.452cm">
          <draw:text-box>
            <text:p text:style-name="P3">Selected</text:p>
          </draw:text-box>
        </draw:frame>
        <draw:custom-shape draw:style-name="gr4" draw:text-style-name="P5" draw:layer="layout" svg:width="1.143cm" svg:height="1.143cm" svg:x="12.984cm" svg:y="7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9.087cm" svg:height="0.962cm" svg:x="9.255cm" svg:y="6.642cm">
          <draw:text-box>
            <text:p text:style-name="P3">Click to change Top to Custom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6-13T09:53:59.836240166</dc:date>
    <meta:editing-duration>PT2M18S</meta:editing-duration>
    <meta:editing-cycles>1</meta:editing-cycles>
    <meta:document-statistic meta:object-count="5"/>
    <meta:generator>LibreOffice/6.4.7.2$Linux_X86_64 LibreOffice_project/40$Build-2</meta:generator>
  </office:meta>
</office:document-meta>
</file>